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4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ust-3_5f_untrust-3">
      <style:table-properties table:display="true" style:writing-mode="lr-tb"/>
    </style:style>
    <style:style style:name="ta3" style:family="table" style:master-page-name="PageStyle_5f_trust-3_5f_untrust-4">
      <style:table-properties table:display="true" style:writing-mode="lr-tb"/>
    </style:style>
    <style:style style:name="ta4" style:family="table" style:master-page-name="PageStyle_5f_trust-3_5f_untrust-5">
      <style:table-properties table:display="true" style:writing-mode="lr-tb"/>
    </style:style>
    <style:style style:name="ta5" style:family="table" style:master-page-name="PageStyle_5f_trust-3_5f_untrust-6">
      <style:table-properties table:display="true" style:writing-mode="lr-tb"/>
    </style:style>
    <style:style style:name="ta6" style:family="table" style:master-page-name="PageStyle_5f_trust-3_5f_untrust-7">
      <style:table-properties table:display="true" style:writing-mode="lr-tb"/>
    </style:style>
    <style:style style:name="ta7" style:family="table" style:master-page-name="PageStyle_5f_trust-3_5f_untrust-8">
      <style:table-properties table:display="true" style:writing-mode="lr-tb"/>
    </style:style>
    <style:style style:name="ta8" style:family="table" style:master-page-name="PageStyle_5f_trust-3_5f_untrust-9">
      <style:table-properties table:display="true" style:writing-mode="lr-tb"/>
    </style:style>
    <style:style style:name="ta9" style:family="table" style:master-page-name="PageStyle_5f_trust-4_5f_untrust-3">
      <style:table-properties table:display="true" style:writing-mode="lr-tb"/>
    </style:style>
    <style:style style:name="ta10" style:family="table" style:master-page-name="PageStyle_5f_trust-4_5f_untrust-4">
      <style:table-properties table:display="true" style:writing-mode="lr-tb"/>
    </style:style>
    <style:style style:name="ta11" style:family="table" style:master-page-name="PageStyle_5f_trust-4_5f_untrust-5">
      <style:table-properties table:display="true" style:writing-mode="lr-tb"/>
    </style:style>
    <style:style style:name="ta12" style:family="table" style:master-page-name="PageStyle_5f_trust-4_5f_untrust-6">
      <style:table-properties table:display="true" style:writing-mode="lr-tb"/>
    </style:style>
    <style:style style:name="ta13" style:family="table" style:master-page-name="PageStyle_5f_trust-4_5f_untrust-7">
      <style:table-properties table:display="true" style:writing-mode="lr-tb"/>
    </style:style>
    <style:style style:name="ta14" style:family="table" style:master-page-name="PageStyle_5f_trust-4_5f_untrust-8">
      <style:table-properties table:display="true" style:writing-mode="lr-tb"/>
    </style:style>
    <style:style style:name="ta15" style:family="table" style:master-page-name="PageStyle_5f_trust-4_5f_untrust-9">
      <style:table-properties table:display="true" style:writing-mode="lr-tb"/>
    </style:style>
    <style:style style:name="ta16" style:family="table" style:master-page-name="PageStyle_5f_trust-5_5f_untrust-3">
      <style:table-properties table:display="true" style:writing-mode="lr-tb"/>
    </style:style>
    <style:style style:name="ta17" style:family="table" style:master-page-name="PageStyle_5f_trust-5_5f_untrust-4">
      <style:table-properties table:display="true" style:writing-mode="lr-tb"/>
    </style:style>
    <style:style style:name="ta18" style:family="table" style:master-page-name="PageStyle_5f_trust-5_5f_untrust-5">
      <style:table-properties table:display="true" style:writing-mode="lr-tb"/>
    </style:style>
    <style:style style:name="ta19" style:family="table" style:master-page-name="PageStyle_5f_trust-5_5f_untrust-6">
      <style:table-properties table:display="true" style:writing-mode="lr-tb"/>
    </style:style>
    <style:style style:name="ta20" style:family="table" style:master-page-name="PageStyle_5f_trust-5_5f_untrust-7">
      <style:table-properties table:display="true" style:writing-mode="lr-tb"/>
    </style:style>
    <style:style style:name="ta21" style:family="table" style:master-page-name="PageStyle_5f_trust-5_5f_untrust-8">
      <style:table-properties table:display="true" style:writing-mode="lr-tb"/>
    </style:style>
    <style:style style:name="ta22" style:family="table" style:master-page-name="PageStyle_5f_trust-5_5f_untrust-9">
      <style:table-properties table:display="true" style:writing-mode="lr-tb"/>
    </style:style>
    <style:style style:name="ta23" style:family="table" style:master-page-name="PageStyle_5f_trust-6_5f_untrust-3">
      <style:table-properties table:display="true" style:writing-mode="lr-tb"/>
    </style:style>
    <style:style style:name="ta24" style:family="table" style:master-page-name="PageStyle_5f_trust-6_5f_untrust-4">
      <style:table-properties table:display="true" style:writing-mode="lr-tb"/>
    </style:style>
    <style:style style:name="ta25" style:family="table" style:master-page-name="PageStyle_5f_trust-6_5f_untrust-5">
      <style:table-properties table:display="true" style:writing-mode="lr-tb"/>
    </style:style>
    <style:style style:name="ta26" style:family="table" style:master-page-name="PageStyle_5f_trust-6_5f_untrust-6">
      <style:table-properties table:display="true" style:writing-mode="lr-tb"/>
    </style:style>
    <style:style style:name="ta27" style:family="table" style:master-page-name="PageStyle_5f_trust-6_5f_untrust-7">
      <style:table-properties table:display="true" style:writing-mode="lr-tb"/>
    </style:style>
    <style:style style:name="ta28" style:family="table" style:master-page-name="PageStyle_5f_trust-6_5f_untrust-8">
      <style:table-properties table:display="true" style:writing-mode="lr-tb"/>
    </style:style>
    <style:style style:name="ta29" style:family="table" style:master-page-name="PageStyle_5f_trust-6_5f_untrust-9">
      <style:table-properties table:display="true" style:writing-mode="lr-tb"/>
    </style:style>
    <style:style style:name="ta30" style:family="table" style:master-page-name="PageStyle_5f_trust-7_5f_untrust-3">
      <style:table-properties table:display="true" style:writing-mode="lr-tb"/>
    </style:style>
    <style:style style:name="ta31" style:family="table" style:master-page-name="PageStyle_5f_trust-7_5f_untrust-4">
      <style:table-properties table:display="true" style:writing-mode="lr-tb"/>
    </style:style>
    <style:style style:name="ta32" style:family="table" style:master-page-name="PageStyle_5f_trust-7_5f_untrust-5">
      <style:table-properties table:display="true" style:writing-mode="lr-tb"/>
    </style:style>
    <style:style style:name="ta33" style:family="table" style:master-page-name="PageStyle_5f_trust-7_5f_untrust-6">
      <style:table-properties table:display="true" style:writing-mode="lr-tb"/>
    </style:style>
    <style:style style:name="ta34" style:family="table" style:master-page-name="PageStyle_5f_trust-7_5f_untrust-7">
      <style:table-properties table:display="true" style:writing-mode="lr-tb"/>
    </style:style>
    <style:style style:name="ta35" style:family="table" style:master-page-name="PageStyle_5f_trust-7_5f_untrust-8">
      <style:table-properties table:display="true" style:writing-mode="lr-tb"/>
    </style:style>
    <style:style style:name="ta36" style:family="table" style:master-page-name="PageStyle_5f_trust-7_5f_untrust-9">
      <style:table-properties table:display="true" style:writing-mode="lr-tb"/>
    </style:style>
    <style:style style:name="ta37" style:family="table" style:master-page-name="PageStyle_5f_trust-8_5f_untrust-3">
      <style:table-properties table:display="true" style:writing-mode="lr-tb"/>
    </style:style>
    <style:style style:name="ta38" style:family="table" style:master-page-name="PageStyle_5f_trust-8_5f_untrust-4">
      <style:table-properties table:display="true" style:writing-mode="lr-tb"/>
    </style:style>
    <style:style style:name="ta39" style:family="table" style:master-page-name="PageStyle_5f_trust-8_5f_untrust-5">
      <style:table-properties table:display="true" style:writing-mode="lr-tb"/>
    </style:style>
    <style:style style:name="ta40" style:family="table" style:master-page-name="PageStyle_5f_trust-8_5f_untrust-6">
      <style:table-properties table:display="true" style:writing-mode="lr-tb"/>
    </style:style>
    <style:style style:name="ta41" style:family="table" style:master-page-name="PageStyle_5f_trust-8_5f_untrust-7">
      <style:table-properties table:display="true" style:writing-mode="lr-tb"/>
    </style:style>
    <style:style style:name="ta42" style:family="table" style:master-page-name="PageStyle_5f_trust-8_5f_untrust-8">
      <style:table-properties table:display="true" style:writing-mode="lr-tb"/>
    </style:style>
    <style:style style:name="ta43" style:family="table" style:master-page-name="PageStyle_5f_trust-8_5f_untrust-9">
      <style:table-properties table:display="true" style:writing-mode="lr-tb"/>
    </style:style>
    <style:style style:name="ta44" style:family="table" style:master-page-name="PageStyle_5f_trust-9_5f_untrust-3">
      <style:table-properties table:display="true" style:writing-mode="lr-tb"/>
    </style:style>
    <style:style style:name="ta45" style:family="table" style:master-page-name="PageStyle_5f_trust-9_5f_untrust-4">
      <style:table-properties table:display="true" style:writing-mode="lr-tb"/>
    </style:style>
    <style:style style:name="ta46" style:family="table" style:master-page-name="PageStyle_5f_trust-9_5f_untrust-5">
      <style:table-properties table:display="true" style:writing-mode="lr-tb"/>
    </style:style>
    <style:style style:name="ta47" style:family="table" style:master-page-name="PageStyle_5f_trust-9_5f_untrust-6">
      <style:table-properties table:display="true" style:writing-mode="lr-tb"/>
    </style:style>
    <style:style style:name="ta48" style:family="table" style:master-page-name="PageStyle_5f_trust-9_5f_untrust-7">
      <style:table-properties table:display="true" style:writing-mode="lr-tb"/>
    </style:style>
    <style:style style:name="ta49" style:family="table" style:master-page-name="PageStyle_5f_trust-9_5f_untrust-8">
      <style:table-properties table:display="true" style:writing-mode="lr-tb"/>
    </style:style>
    <style:style style:name="ta50" style:family="table" style:master-page-name="PageStyle_5f_trust-9_5f_untrust-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rust-3_untrust-3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0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30" calcext:value-type="float">
            <text:p>3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22]=&quot;N&quot;;INT([.$B22]);0)" office:value-type="float" office:value="23" calcext:value-type="float">
            <text:p>23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30" calcext:value-type="float">
            <text:p>3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3" calcext:value-type="float">
            <text:p>683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5333333333333" calcext:value-type="float">
            <text:p>45.53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4" table:style-name="ta3"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30" calcext:value-type="float">
            <text:p>3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1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30" calcext:value-type="float">
            <text:p>3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30" calcext:value-type="float">
            <text:p>3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271" calcext:value-type="float">
            <text:p>27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45.1666666666667" calcext:value-type="float">
            <text:p>45.1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5" table:style-name="ta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1</text:p>
          </table:table-cell>
          <table:table-cell/>
          <table:table-cell table:style-name="ce1" table:formula="of:=IF([.$A20]=&quot;N&quot;;INT([.$B20]);0)" office:value-type="float" office:value="21" calcext:value-type="float">
            <text:p>21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30" calcext:value-type="float">
            <text:p>3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30" calcext:value-type="float">
            <text:p>3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1" calcext:value-type="float">
            <text:p>701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.7333333333333" calcext:value-type="float">
            <text:p>46.73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6" table:style-name="ta5">
        <office:forms form:automatic-focus="false" form:apply-design-mode="false"/>
        <table:table-column table:style-name="co4" table:default-cell-style-name="Default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30" calcext:value-type="float">
            <text:p>3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26]=&quot;N&quot;;INT([.$B26]);0)" office:value-type="float" office:value="23" calcext:value-type="float">
            <text:p>23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30" calcext:value-type="float">
            <text:p>3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3" calcext:value-type="float">
            <text:p>683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5333333333333" calcext:value-type="float">
            <text:p>45.53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7" table:style-name="ta6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30" calcext:value-type="float">
            <text:p>3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30" calcext:value-type="float">
            <text:p>3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7</text:p>
          </table:table-cell>
          <table:table-cell/>
          <table:table-cell table:style-name="ce1" table:formula="of:=IF([.$A33]=&quot;N&quot;;INT([.$B33]);0)" office:value-type="float" office:value="27" calcext:value-type="float">
            <text:p>27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7" calcext:value-type="float">
            <text:p>707</text:p>
          </table:table-cell>
          <table:table-cell table:formula="of:=SUM([.E10:.E40])" office:value-type="float" office:value="410" calcext:value-type="float">
            <text:p>41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1333333333333" calcext:value-type="float">
            <text:p>47.13</text:p>
          </table:table-cell>
          <table:table-cell table:style-name="ce2" table:formula="of:=[.E41]/[.E42]" office:value-type="float" office:value="45.5555555555556" calcext:value-type="float">
            <text:p>45.56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8" table:style-name="ta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30" calcext:value-type="float">
            <text:p>3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27]=&quot;N&quot;;INT([.$B27]);0)" office:value-type="float" office:value="25" calcext:value-type="float">
            <text:p>25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5" calcext:value-type="float">
            <text:p>705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" calcext:value-type="float">
            <text:p>47.00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3_untrust-9" table:style-name="ta8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30" calcext:value-type="float">
            <text:p>3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30" calcext:value-type="float">
            <text:p>3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23]=&quot;N&quot;;INT([.$B23]);0)" office:value-type="float" office:value="23" calcext:value-type="float">
            <text:p>23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30" calcext:value-type="float">
            <text:p>3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3" calcext:value-type="float">
            <text:p>683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5333333333333" calcext:value-type="float">
            <text:p>45.53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3" table:style-name="ta9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30" calcext:value-type="float">
            <text:p>3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15]=&quot;N&quot;;INT([.$B15]);0)" office:value-type="float" office:value="24" calcext:value-type="float">
            <text:p>24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30" calcext:value-type="float">
            <text:p>3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64" calcext:value-type="float">
            <text:p>664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2666666666667" calcext:value-type="float">
            <text:p>44.27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4" table:style-name="ta10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35]=&quot;N&quot;;INT([.$B35]);0)" office:value-type="float" office:value="22" calcext:value-type="float">
            <text:p>22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22" calcext:value-type="float">
            <text:p>722</text:p>
          </table:table-cell>
          <table:table-cell table:formula="of:=SUM([.E10:.E40])" office:value-type="float" office:value="450" calcext:value-type="float">
            <text:p>45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1333333333333" calcext:value-type="float">
            <text:p>48.13</text:p>
          </table:table-cell>
          <table:table-cell table:style-name="ce2" table:formula="of:=[.E41]/[.E42]" office:value-type="float" office:value="50" calcext:value-type="float">
            <text:p>50.00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5" table:style-name="ta1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23]=&quot;N&quot;;INT([.$B23]);0)" office:value-type="float" office:value="22" calcext:value-type="float">
            <text:p>22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22" calcext:value-type="float">
            <text:p>722</text:p>
          </table:table-cell>
          <table:table-cell table:formula="of:=SUM([.E10:.E40])" office:value-type="float" office:value="450" calcext:value-type="float">
            <text:p>45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1333333333333" calcext:value-type="float">
            <text:p>48.13</text:p>
          </table:table-cell>
          <table:table-cell table:style-name="ce2" table:formula="of:=[.E41]/[.E42]" office:value-type="float" office:value="50" calcext:value-type="float">
            <text:p>50.00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6" table:style-name="ta1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16]=&quot;N&quot;;INT([.$B16]);0)" office:value-type="float" office:value="24" calcext:value-type="float">
            <text:p>24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30" calcext:value-type="float">
            <text:p>3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30" calcext:value-type="float">
            <text:p>3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4" calcext:value-type="float">
            <text:p>684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6" calcext:value-type="float">
            <text:p>45.60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7" table:style-name="ta13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30" calcext:value-type="float">
            <text:p>3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30" calcext:value-type="float">
            <text:p>3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8</text:p>
          </table:table-cell>
          <table:table-cell/>
          <table:table-cell table:style-name="ce1" table:formula="of:=IF([.$A31]=&quot;N&quot;;INT([.$B31]);0)" office:value-type="float" office:value="28" calcext:value-type="float">
            <text:p>28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30" calcext:value-type="float">
            <text:p>3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8" calcext:value-type="float">
            <text:p>708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2" calcext:value-type="float">
            <text:p>47.20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8" table:style-name="ta1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30" calcext:value-type="float">
            <text:p>3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30" calcext:value-type="float">
            <text:p>3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6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6" calcext:value-type="float">
            <text:p>6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30" calcext:value-type="float">
            <text:p>3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86" calcext:value-type="float">
            <text:p>386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42.8888888888889" calcext:value-type="float">
            <text:p>42.89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4_untrust-9" table:style-name="ta15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30" calcext:value-type="float">
            <text:p>3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30" calcext:value-type="float">
            <text:p>3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30" calcext:value-type="float">
            <text:p>3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29]=&quot;N&quot;;INT([.$B29]);0)" office:value-type="float" office:value="24" calcext:value-type="float">
            <text:p>24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30" calcext:value-type="float">
            <text:p>3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64" calcext:value-type="float">
            <text:p>664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2666666666667" calcext:value-type="float">
            <text:p>44.27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3" table:style-name="ta16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30" calcext:value-type="float">
            <text:p>3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22" calcext:value-type="float">
            <text:p>22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0]=&quot;N&quot;;INT([.$B30]);0)" office:value-type="float" office:value="30" calcext:value-type="float">
            <text:p>3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30" calcext:value-type="float">
            <text:p>3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90" calcext:value-type="float">
            <text:p>690</text:p>
          </table:table-cell>
          <table:table-cell table:formula="of:=SUM([.E10:.E40])" office:value-type="float" office:value="402" calcext:value-type="float">
            <text:p>402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" calcext:value-type="float">
            <text:p>46.00</text:p>
          </table:table-cell>
          <table:table-cell table:style-name="ce2" table:formula="of:=[.E41]/[.E42]" office:value-type="float" office:value="44.6666666666667" calcext:value-type="float">
            <text:p>44.67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4" table:style-name="ta1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30" calcext:value-type="float">
            <text:p>3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20" calcext:value-type="float">
            <text:p>2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30" calcext:value-type="float">
            <text:p>3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30" calcext:value-type="float">
            <text:p>730</text:p>
          </table:table-cell>
          <table:table-cell table:formula="of:=SUM([.E10:.E40])" office:value-type="float" office:value="380" calcext:value-type="float">
            <text:p>38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6666666666667" calcext:value-type="float">
            <text:p>48.67</text:p>
          </table:table-cell>
          <table:table-cell table:style-name="ce2" table:formula="of:=[.E41]/[.E42]" office:value-type="float" office:value="42.2222222222222" calcext:value-type="float">
            <text:p>42.22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5" table:style-name="ta18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30" calcext:value-type="float">
            <text:p>3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25" calcext:value-type="float">
            <text:p>25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30" calcext:value-type="float">
            <text:p>3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365" calcext:value-type="float">
            <text:p>365</text:p>
          </table:table-cell>
          <table:table-cell table:formula="of:=SUM([.F10:.F40])"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40.5555555555556" calcext:value-type="float">
            <text:p>40.56</text:p>
          </table:table-cell>
          <table:table-cell table:style-name="ce2" table:formula="of:=[.F41]/[.F42]" office:value-type="float" office:value="43.3333333333333" calcext:value-type="float">
            <text:p>43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6" table:style-name="ta19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30" calcext:value-type="float">
            <text:p>3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30" calcext:value-type="float">
            <text:p>3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30" calcext:value-type="float">
            <text:p>3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2" calcext:value-type="float">
            <text:p>2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342" calcext:value-type="float">
            <text:p>342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38" calcext:value-type="float">
            <text:p>38.00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7" table:style-name="ta20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30" calcext:value-type="float">
            <text:p>3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30" calcext:value-type="float">
            <text:p>3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6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26" calcext:value-type="float">
            <text:p>26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86" calcext:value-type="float">
            <text:p>386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42.8888888888889" calcext:value-type="float">
            <text:p>42.89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8" table:style-name="ta2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30" calcext:value-type="float">
            <text:p>3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22]=&quot;N&quot;;INT([.$B22]);0)" office:value-type="float" office:value="24" calcext:value-type="float">
            <text:p>24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30" calcext:value-type="float">
            <text:p>3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30" calcext:value-type="float">
            <text:p>3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4" calcext:value-type="float">
            <text:p>704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.9333333333333" calcext:value-type="float">
            <text:p>46.93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5_untrust-9" table:style-name="ta2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3]=&quot;N&quot;;INT([.$B13]);0)" office:value-type="float" office:value="30" calcext:value-type="float">
            <text:p>3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24]=&quot;N&quot;;INT([.$B24]);0)" office:value-type="float" office:value="22" calcext:value-type="float">
            <text:p>22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30" calcext:value-type="float">
            <text:p>3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30" calcext:value-type="float">
            <text:p>3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2" calcext:value-type="float">
            <text:p>702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.8" calcext:value-type="float">
            <text:p>46.80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3" table:style-name="ta23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30" calcext:value-type="float">
            <text:p>3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30" calcext:value-type="float">
            <text:p>3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6</text:p>
          </table:table-cell>
          <table:table-cell/>
          <table:table-cell table:style-name="ce1" table:formula="of:=IF([.$A25]=&quot;N&quot;;INT([.$B25]);0)" office:value-type="float" office:value="26" calcext:value-type="float">
            <text:p>26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30" calcext:value-type="float">
            <text:p>3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6" calcext:value-type="float">
            <text:p>686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7333333333333" calcext:value-type="float">
            <text:p>45.73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4" table:style-name="ta2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12]=&quot;N&quot;;INT([.$B12]);0)" office:value-type="float" office:value="24" calcext:value-type="float">
            <text:p>24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30" calcext:value-type="float">
            <text:p>3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30" calcext:value-type="float">
            <text:p>3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30" calcext:value-type="float">
            <text:p>3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30" calcext:value-type="float">
            <text:p>3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4" calcext:value-type="float">
            <text:p>684</text:p>
          </table:table-cell>
          <table:table-cell table:formula="of:=SUM([.E10:.E40])" office:value-type="float" office:value="410" calcext:value-type="float">
            <text:p>41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6" calcext:value-type="float">
            <text:p>45.60</text:p>
          </table:table-cell>
          <table:table-cell table:style-name="ce2" table:formula="of:=[.E41]/[.E42]" office:value-type="float" office:value="45.5555555555556" calcext:value-type="float">
            <text:p>45.56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5" table:style-name="ta25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30" calcext:value-type="float">
            <text:p>3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30" calcext:value-type="float">
            <text:p>3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30" calcext:value-type="float">
            <text:p>3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4</text:p>
          </table:table-cell>
          <table:table-cell/>
          <table:table-cell table:style-name="ce1" table:formula="of:=IF([.$A20]=&quot;N&quot;;INT([.$B20]);0)" office:value-type="float" office:value="4" calcext:value-type="float">
            <text:p>4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30" calcext:value-type="float">
            <text:p>3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64" calcext:value-type="float">
            <text:p>664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2666666666667" calcext:value-type="float">
            <text:p>44.27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6" table:style-name="ta26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6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30" calcext:value-type="float">
            <text:p>3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30" calcext:value-type="float">
            <text:p>3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30" calcext:value-type="float">
            <text:p>3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236" calcext:value-type="float">
            <text:p>23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39.3333333333333" calcext:value-type="float">
            <text:p>39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7" table:style-name="ta2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450" calcext:value-type="float">
            <text:p>450</text:p>
          </table:table-cell>
          <table:table-cell table:formula="of:=SUM([.F10:.F40])"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50" calcext:value-type="float">
            <text:p>50.00</text:p>
          </table:table-cell>
          <table:table-cell table:style-name="ce2" table:formula="of:=[.F41]/[.F42]" office:value-type="float" office:value="43.3333333333333" calcext:value-type="float">
            <text:p>43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8" table:style-name="ta28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30" calcext:value-type="float">
            <text:p>3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30" calcext:value-type="float">
            <text:p>3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30" calcext:value-type="float">
            <text:p>3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8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28" calcext:value-type="float">
            <text:p>28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30" calcext:value-type="float">
            <text:p>3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88" calcext:value-type="float">
            <text:p>388</text:p>
          </table:table-cell>
          <table:table-cell table:formula="of:=SUM([.F10:.F40])"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43.1111111111111" calcext:value-type="float">
            <text:p>43.11</text:p>
          </table:table-cell>
          <table:table-cell table:style-name="ce2" table:formula="of:=[.F41]/[.F42]" office:value-type="float" office:value="43.3333333333333" calcext:value-type="float">
            <text:p>43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6_untrust-9" table:style-name="ta29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30" calcext:value-type="float">
            <text:p>3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30" calcext:value-type="float">
            <text:p>3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6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30" calcext:value-type="float">
            <text:p>3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30" calcext:value-type="float">
            <text:p>3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30" calcext:value-type="float">
            <text:p>3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90" calcext:value-type="float">
            <text:p>690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" calcext:value-type="float">
            <text:p>46.00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46" calcext:value-type="float">
            <text:p>46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3" table:style-name="ta30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30" calcext:value-type="float">
            <text:p>3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30" calcext:value-type="float">
            <text:p>3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30" calcext:value-type="float">
            <text:p>730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275" calcext:value-type="float">
            <text:p>27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6666666666667" calcext:value-type="float">
            <text:p>48.67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45.8333333333333" calcext:value-type="float">
            <text:p>45.8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4" table:style-name="ta3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3" calcext:value-type="float">
            <text:p>3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403" calcext:value-type="float">
            <text:p>403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44.7777777777778" calcext:value-type="float">
            <text:p>44.78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5" table:style-name="ta3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30" calcext:value-type="float">
            <text:p>3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30" calcext:value-type="float">
            <text:p>3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30" calcext:value-type="float">
            <text:p>3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30" calcext:value-type="float">
            <text:p>3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30" calcext:value-type="float">
            <text:p>3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253" calcext:value-type="float">
            <text:p>253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42.1666666666667" calcext:value-type="float">
            <text:p>42.1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6" table:style-name="ta33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30" calcext:value-type="float">
            <text:p>3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30" calcext:value-type="float">
            <text:p>3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30" calcext:value-type="float">
            <text:p>3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30" calcext:value-type="float">
            <text:p>3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29]=&quot;N&quot;;INT([.$B29]);0)" office:value-type="float" office:value="25" calcext:value-type="float">
            <text:p>25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50" calcext:value-type="float">
            <text:p>5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30" calcext:value-type="float">
            <text:p>3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5" calcext:value-type="float">
            <text:p>685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6666666666667" calcext:value-type="float">
            <text:p>45.67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7" table:style-name="ta3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30" calcext:value-type="float">
            <text:p>3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30" calcext:value-type="float">
            <text:p>3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9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9" calcext:value-type="float">
            <text:p>9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30" calcext:value-type="float">
            <text:p>3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30" calcext:value-type="float">
            <text:p>3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50" calcext:value-type="float">
            <text:p>5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0]=&quot;N&quot;;INT([.$B30]);0)" office:value-type="float" office:value="30" calcext:value-type="float">
            <text:p>3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30" calcext:value-type="float">
            <text:p>730</text:p>
          </table:table-cell>
          <table:table-cell table:formula="of:=SUM([.E10:.E40])" office:value-type="float" office:value="329" calcext:value-type="float">
            <text:p>329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6666666666667" calcext:value-type="float">
            <text:p>48.67</text:p>
          </table:table-cell>
          <table:table-cell table:style-name="ce2" table:formula="of:=[.E41]/[.E42]" office:value-type="float" office:value="36.5555555555556" calcext:value-type="float">
            <text:p>36.56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8" table:style-name="ta35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30" calcext:value-type="float">
            <text:p>3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7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7" calcext:value-type="float">
            <text:p>7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50" calcext:value-type="float">
            <text:p>5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30" calcext:value-type="float">
            <text:p>3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30" calcext:value-type="float">
            <text:p>3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30" calcext:value-type="float">
            <text:p>3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30" calcext:value-type="float">
            <text:p>3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27" calcext:value-type="float">
            <text:p>327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36.3333333333333" calcext:value-type="float">
            <text:p>36.33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7_untrust-9" table:style-name="ta36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0]=&quot;N&quot;;INT([.$B10]);0)" office:value-type="float" office:value="30" calcext:value-type="float">
            <text:p>3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11]=&quot;N&quot;;INT([.$B11]);0)" office:value-type="float" office:value="25" calcext:value-type="float">
            <text:p>25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30" calcext:value-type="float">
            <text:p>3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30" calcext:value-type="float">
            <text:p>3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30" calcext:value-type="float">
            <text:p>3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65" calcext:value-type="float">
            <text:p>665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3333333333333" calcext:value-type="float">
            <text:p>44.33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3" table:style-name="ta3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30" calcext:value-type="float">
            <text:p>3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17]=&quot;N&quot;;INT([.$B17]);0)" office:value-type="float" office:value="24" calcext:value-type="float">
            <text:p>24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5]=&quot;N&quot;;INT([.$B25]);0)" office:value-type="float" office:value="30" calcext:value-type="float">
            <text:p>3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30" calcext:value-type="float">
            <text:p>3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4" calcext:value-type="float">
            <text:p>684</text:p>
          </table:table-cell>
          <table:table-cell table:formula="of:=SUM([.E10:.E40])" office:value-type="float" office:value="410" calcext:value-type="float">
            <text:p>410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6" calcext:value-type="float">
            <text:p>45.60</text:p>
          </table:table-cell>
          <table:table-cell table:style-name="ce2" table:formula="of:=[.E41]/[.E42]" office:value-type="float" office:value="45.5555555555556" calcext:value-type="float">
            <text:p>45.56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4" table:style-name="ta38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30" calcext:value-type="float">
            <text:p>3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30" calcext:value-type="float">
            <text:p>3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30" calcext:value-type="float">
            <text:p>3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30" calcext:value-type="float">
            <text:p>3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30" calcext:value-type="float">
            <text:p>3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50" calcext:value-type="float">
            <text:p>5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31]=&quot;N&quot;;INT([.$B31]);0)" office:value-type="float" office:value="22" calcext:value-type="float">
            <text:p>22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30" calcext:value-type="float">
            <text:p>3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2" calcext:value-type="float">
            <text:p>682</text:p>
          </table:table-cell>
          <table:table-cell table:formula="of:=SUM([.E10:.E40])" office:value-type="float" office:value="350" calcext:value-type="float">
            <text:p>35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4666666666667" calcext:value-type="float">
            <text:p>45.47</text:p>
          </table:table-cell>
          <table:table-cell table:style-name="ce2" table:formula="of:=[.E41]/[.E42]" office:value-type="float" office:value="38.8888888888889" calcext:value-type="float">
            <text:p>38.89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5" table:style-name="ta39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30" calcext:value-type="float">
            <text:p>3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2</text:p>
          </table:table-cell>
          <table:table-cell/>
          <table:table-cell table:style-name="ce1" table:formula="of:=IF([.$A21]=&quot;N&quot;;INT([.$B21]);0)" office:value-type="float" office:value="22" calcext:value-type="float">
            <text:p>22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30" calcext:value-type="float">
            <text:p>3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30" calcext:value-type="float">
            <text:p>3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30" calcext:value-type="float">
            <text:p>3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2" calcext:value-type="float">
            <text:p>702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.8" calcext:value-type="float">
            <text:p>46.80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40" calcext:value-type="float">
            <text:p>4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6" table:style-name="ta40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30" calcext:value-type="float">
            <text:p>3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4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4" calcext:value-type="float">
            <text:p>4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30" calcext:value-type="float">
            <text:p>3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30" calcext:value-type="float">
            <text:p>3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10" calcext:value-type="float">
            <text:p>710</text:p>
          </table:table-cell>
          <table:table-cell table:formula="of:=SUM([.E10:.E40])" office:value-type="float" office:value="364" calcext:value-type="float">
            <text:p>364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3333333333333" calcext:value-type="float">
            <text:p>47.33</text:p>
          </table:table-cell>
          <table:table-cell table:style-name="ce2" table:formula="of:=[.E41]/[.E42]" office:value-type="float" office:value="40.4444444444444" calcext:value-type="float">
            <text:p>40.44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7" table:style-name="ta4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30" calcext:value-type="float">
            <text:p>3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50" calcext:value-type="float">
            <text:p>5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8</text:p>
          </table:table-cell>
          <table:table-cell/>
          <table:table-cell table:style-name="ce1" table:formula="of:=IF([.$A26]=&quot;N&quot;;INT([.$B26]);0)" office:value-type="float" office:value="28" calcext:value-type="float">
            <text:p>28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30" calcext:value-type="float">
            <text:p>3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30" calcext:value-type="float">
            <text:p>3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30" calcext:value-type="float">
            <text:p>3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30" calcext:value-type="float">
            <text:p>3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08" calcext:value-type="float">
            <text:p>708</text:p>
          </table:table-cell>
          <table:table-cell table:formula="of:=SUM([.E10:.E40])" office:value-type="float" office:value="330" calcext:value-type="float">
            <text:p>33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7.2" calcext:value-type="float">
            <text:p>47.20</text:p>
          </table:table-cell>
          <table:table-cell table:style-name="ce2" table:formula="of:=[.E41]/[.E42]" office:value-type="float" office:value="36.6666666666667" calcext:value-type="float">
            <text:p>36.67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8" table:style-name="ta4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30" calcext:value-type="float">
            <text:p>3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6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6" calcext:value-type="float">
            <text:p>6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30" calcext:value-type="float">
            <text:p>3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0]=&quot;N&quot;;INT([.$B30]);0)" office:value-type="float" office:value="30" calcext:value-type="float">
            <text:p>3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30" calcext:value-type="float">
            <text:p>3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50" calcext:value-type="float">
            <text:p>5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30" calcext:value-type="float">
            <text:p>3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70" calcext:value-type="float">
            <text:p>670</text:p>
          </table:table-cell>
          <table:table-cell table:formula="of:=SUM([.E10:.E40])" office:value-type="float" office:value="386" calcext:value-type="float">
            <text:p>386</text:p>
          </table:table-cell>
          <table:table-cell table:formula="of:=SUM([.F10:.F40])"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6666666666667" calcext:value-type="float">
            <text:p>44.67</text:p>
          </table:table-cell>
          <table:table-cell table:style-name="ce2" table:formula="of:=[.E41]/[.E42]" office:value-type="float" office:value="42.8888888888889" calcext:value-type="float">
            <text:p>42.89</text:p>
          </table:table-cell>
          <table:table-cell table:style-name="ce2" table:formula="of:=[.F41]/[.F42]" office:value-type="float" office:value="43.3333333333333" calcext:value-type="float">
            <text:p>43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8_untrust-9" table:style-name="ta43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50" calcext:value-type="float">
            <text:p>5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4</text:p>
          </table:table-cell>
          <table:table-cell/>
          <table:table-cell table:style-name="ce1" table:formula="of:=IF([.$A22]=&quot;N&quot;;INT([.$B22]);0)" office:value-type="float" office:value="24" calcext:value-type="float">
            <text:p>24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30" calcext:value-type="float">
            <text:p>3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30" calcext:value-type="float">
            <text:p>3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30" calcext:value-type="float">
            <text:p>3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7]=&quot;N&quot;;INT([.$B37]);0)" office:value-type="float" office:value="30" calcext:value-type="float">
            <text:p>3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4" calcext:value-type="float">
            <text:p>684</text:p>
          </table:table-cell>
          <table:table-cell table:formula="of:=SUM([.E10:.E40])" office:value-type="float" office:value="370" calcext:value-type="float">
            <text:p>37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6" calcext:value-type="float">
            <text:p>45.60</text:p>
          </table:table-cell>
          <table:table-cell table:style-name="ce2" table:formula="of:=[.E41]/[.E42]" office:value-type="float" office:value="41.1111111111111" calcext:value-type="float">
            <text:p>41.11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3" table:style-name="ta4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50" calcext:value-type="float">
            <text:p>5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50" calcext:value-type="float">
            <text:p>5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50" calcext:value-type="float">
            <text:p>5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31]=&quot;N&quot;;INT([.$B31]);0)" office:value-type="float" office:value="23" calcext:value-type="float">
            <text:p>23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30" calcext:value-type="float">
            <text:p>3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23" calcext:value-type="float">
            <text:p>723</text:p>
          </table:table-cell>
          <table:table-cell table:formula="of:=SUM([.E10:.E40])" office:value-type="float" office:value="430" calcext:value-type="float">
            <text:p>430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2" calcext:value-type="float">
            <text:p>48.20</text:p>
          </table:table-cell>
          <table:table-cell table:style-name="ce2" table:formula="of:=[.E41]/[.E42]" office:value-type="float" office:value="47.7777777777778" calcext:value-type="float">
            <text:p>47.78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4" table:style-name="ta45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30" calcext:value-type="float">
            <text:p>3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30" calcext:value-type="float">
            <text:p>3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30" calcext:value-type="float">
            <text:p>3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30" calcext:value-type="float">
            <text:p>3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30" calcext:value-type="float">
            <text:p>3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1</text:p>
          </table:table-cell>
          <table:table-cell/>
          <table:table-cell table:style-name="ce1" table:formula="of:=IF([.$A35]=&quot;N&quot;;INT([.$B35]);0)" office:value-type="float" office:value="21" calcext:value-type="float">
            <text:p>21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81" calcext:value-type="float">
            <text:p>681</text:p>
          </table:table-cell>
          <table:table-cell table:formula="of:=SUM([.E10:.E40])" office:value-type="float" office:value="350" calcext:value-type="float">
            <text:p>350</text:p>
          </table:table-cell>
          <table:table-cell table:formula="of:=SUM([.F10:.F40])"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5.4" calcext:value-type="float">
            <text:p>45.40</text:p>
          </table:table-cell>
          <table:table-cell table:style-name="ce2" table:formula="of:=[.E41]/[.E42]" office:value-type="float" office:value="38.8888888888889" calcext:value-type="float">
            <text:p>38.89</text:p>
          </table:table-cell>
          <table:table-cell table:style-name="ce2" table:formula="of:=[.F41]/[.F42]" office:value-type="float" office:value="43.3333333333333" calcext:value-type="float">
            <text:p>43.3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5" table:style-name="ta46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30" calcext:value-type="float">
            <text:p>3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50" calcext:value-type="float">
            <text:p>5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0" calcext:value-type="float">
            <text:p>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8]=&quot;N&quot;;INT([.$B28]);0)" office:value-type="float" office:value="50" calcext:value-type="float">
            <text:p>5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30" calcext:value-type="float">
            <text:p>3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50" calcext:value-type="float">
            <text:p>5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50" calcext:value-type="float">
            <text:p>5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50" calcext:value-type="float">
            <text:p>5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1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21" calcext:value-type="float">
            <text:p>21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30" calcext:value-type="float">
            <text:p>730</text:p>
          </table:table-cell>
          <table:table-cell table:formula="of:=SUM([.E10:.E40])" office:value-type="float" office:value="381" calcext:value-type="float">
            <text:p>381</text:p>
          </table:table-cell>
          <table:table-cell table:formula="of:=SUM([.F10:.F40])"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8.6666666666667" calcext:value-type="float">
            <text:p>48.67</text:p>
          </table:table-cell>
          <table:table-cell table:style-name="ce2" table:formula="of:=[.E41]/[.E42]" office:value-type="float" office:value="42.3333333333333" calcext:value-type="float">
            <text:p>42.33</text:p>
          </table:table-cell>
          <table:table-cell table:style-name="ce2" table:formula="of:=[.F41]/[.F42]" office:value-type="float" office:value="46.6666666666667" calcext:value-type="float">
            <text:p>46.67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6" table:style-name="ta4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50" calcext:value-type="float">
            <text:p>5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50" calcext:value-type="float">
            <text:p>5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50" calcext:value-type="float">
            <text:p>5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6]=&quot;N&quot;;INT([.$B16]);0)" office:value-type="float" office:value="50" calcext:value-type="float">
            <text:p>5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50" calcext:value-type="float">
            <text:p>5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0" calcext:value-type="float">
            <text:p>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0" calcext:value-type="float">
            <text:p>0</text:p>
          </table:table-cell>
          <table:table-cell table:style-name="ce1" table:formula="of:=IF([.$A19]=&quot;G&quot;;INT([.$B19]);0)" office:value-type="float" office:value="50" calcext:value-type="float">
            <text:p>5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30" calcext:value-type="float">
            <text:p>3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0" calcext:value-type="float">
            <text:p>0</text:p>
          </table:table-cell>
          <table:table-cell table:style-name="ce1" table:formula="of:=IF([.$A25]=&quot;G&quot;;INT([.$B25]);0)" office:value-type="float" office:value="50" calcext:value-type="float">
            <text:p>5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50" calcext:value-type="float">
            <text:p>5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23" calcext:value-type="float">
            <text:p>23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50" calcext:value-type="float">
            <text:p>5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50" calcext:value-type="float">
            <text:p>5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50" calcext:value-type="float">
            <text:p>5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750" calcext:value-type="float">
            <text:p>750</text:p>
          </table:table-cell>
          <table:table-cell table:formula="of:=SUM([.E10:.E40])" office:value-type="float" office:value="403" calcext:value-type="float">
            <text:p>403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50" calcext:value-type="float">
            <text:p>50.00</text:p>
          </table:table-cell>
          <table:table-cell table:style-name="ce2" table:formula="of:=[.E41]/[.E42]" office:value-type="float" office:value="44.7777777777778" calcext:value-type="float">
            <text:p>44.78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7" table:style-name="ta48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0" calcext:value-type="float">
            <text:p>0</text:p>
          </table:table-cell>
          <table:table-cell table:style-name="ce1" table:formula="of:=IF([.$A10]=&quot;G&quot;;INT([.$B10]);0)" office:value-type="float" office:value="50" calcext:value-type="float">
            <text:p>5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50" calcext:value-type="float">
            <text:p>5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30" calcext:value-type="float">
            <text:p>3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50" calcext:value-type="float">
            <text:p>5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30" calcext:value-type="float">
            <text:p>3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50" calcext:value-type="float">
            <text:p>5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0" calcext:value-type="float">
            <text:p>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0" calcext:value-type="float">
            <text:p>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7]=&quot;N&quot;;INT([.$B27]);0)" office:value-type="float" office:value="50" calcext:value-type="float">
            <text:p>5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30" calcext:value-type="float">
            <text:p>3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30" calcext:value-type="float">
            <text:p>3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50" calcext:value-type="float">
            <text:p>5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30" calcext:value-type="float">
            <text:p>3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27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27" calcext:value-type="float">
            <text:p>27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9]=&quot;N&quot;;INT([.$B39]);0)" office:value-type="float" office:value="30" calcext:value-type="float">
            <text:p>3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70" calcext:value-type="float">
            <text:p>670</text:p>
          </table:table-cell>
          <table:table-cell table:formula="of:=SUM([.E10:.E40])" office:value-type="float" office:value="347" calcext:value-type="float">
            <text:p>347</text:p>
          </table:table-cell>
          <table:table-cell table:formula="of:=SUM([.F10:.F40])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6666666666667" calcext:value-type="float">
            <text:p>44.67</text:p>
          </table:table-cell>
          <table:table-cell table:style-name="ce2" table:formula="of:=[.E41]/[.E42]" office:value-type="float" office:value="38.5555555555556" calcext:value-type="float">
            <text:p>38.56</text:p>
          </table:table-cell>
          <table:table-cell table:style-name="ce2" table:formula="of:=[.F41]/[.F42]" office:value-type="float" office:value="50" calcext:value-type="float">
            <text:p>5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8" table:style-name="ta49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50" calcext:value-type="float">
            <text:p>50</text:p>
          </table:table-cell>
          <table:table-cell table:style-name="ce1" table:formula="of:=IF([.$A11]=&quot;B&quot;;INT([.$B1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2]=&quot;N&quot;;INT([.$B12]);0)" office:value-type="float" office:value="0" calcext:value-type="float">
            <text:p>0</text:p>
          </table:table-cell>
          <table:table-cell table:style-name="ce1" table:formula="of:=IF([.$A12]=&quot;G&quot;;INT([.$B12]);0)" office:value-type="float" office:value="30" calcext:value-type="float">
            <text:p>3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3]=&quot;N&quot;;INT([.$B13]);0)" office:value-type="float" office:value="0" calcext:value-type="float">
            <text:p>0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4]=&quot;N&quot;;INT([.$B14]);0)" office:value-type="float" office:value="50" calcext:value-type="float">
            <text:p>50</text:p>
          </table:table-cell>
          <table:table-cell table:style-name="ce1" table:formula="of:=IF([.$A14]=&quot;G&quot;;INT([.$B14]);0)" office:value-type="float" office:value="0" calcext:value-type="float">
            <text:p>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5]=&quot;N&quot;;INT([.$B15]);0)" office:value-type="float" office:value="0" calcext:value-type="float">
            <text:p>0</text:p>
          </table:table-cell>
          <table:table-cell table:style-name="ce1" table:formula="of:=IF([.$A15]=&quot;G&quot;;INT([.$B15]);0)" office:value-type="float" office:value="30" calcext:value-type="float">
            <text:p>3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30" calcext:value-type="float">
            <text:p>3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30" calcext:value-type="float">
            <text:p>30</text:p>
          </table:table-cell>
          <table:table-cell table:style-name="ce1" table:formula="of:=IF([.$A17]=&quot;B&quot;;INT([.$B1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9]=&quot;N&quot;;INT([.$B19]);0)" office:value-type="float" office:value="30" calcext:value-type="float">
            <text:p>3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0]=&quot;N&quot;;INT([.$B20]);0)" office:value-type="float" office:value="30" calcext:value-type="float">
            <text:p>30</text:p>
          </table:table-cell>
          <table:table-cell table:style-name="ce1" table:formula="of:=IF([.$A20]=&quot;G&quot;;INT([.$B20]);0)" office:value-type="float" office:value="0" calcext:value-type="float">
            <text:p>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1]=&quot;N&quot;;INT([.$B21]);0)" office:value-type="float" office:value="50" calcext:value-type="float">
            <text:p>5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0" calcext:value-type="float">
            <text:p>0</text:p>
          </table:table-cell>
          <table:table-cell table:style-name="ce1" table:formula="of:=IF([.$A22]=&quot;G&quot;;INT([.$B22]);0)" office:value-type="float" office:value="50" calcext:value-type="float">
            <text:p>5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3]=&quot;N&quot;;INT([.$B23]);0)" office:value-type="float" office:value="50" calcext:value-type="float">
            <text:p>5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50" calcext:value-type="float">
            <text:p>50</text:p>
          </table:table-cell>
          <table:table-cell table:style-name="ce1" table:formula="of:=IF([.$A26]=&quot;G&quot;;INT([.$B26]);0)" office:value-type="float" office:value="0" calcext:value-type="float">
            <text:p>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30" calcext:value-type="float">
            <text:p>30</text:p>
          </table:table-cell>
          <table:table-cell table:style-name="ce1" table:formula="of:=IF([.$A27]=&quot;B&quot;;INT([.$B2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0" calcext:value-type="float">
            <text:p>0</text:p>
          </table:table-cell>
          <table:table-cell table:style-name="ce1" table:formula="of:=IF([.$A28]=&quot;G&quot;;INT([.$B28]);0)" office:value-type="float" office:value="30" calcext:value-type="float">
            <text:p>3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0" calcext:value-type="float">
            <text:p>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0" calcext:value-type="float">
            <text:p>0</text:p>
          </table:table-cell>
          <table:table-cell table:style-name="ce1" table:formula="of:=IF([.$A30]=&quot;B&quot;;INT([.$B30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30" calcext:value-type="float">
            <text:p>30</text:p>
          </table:table-cell>
          <table:table-cell table:style-name="ce1" table:formula="of:=IF([.$A31]=&quot;B&quot;;INT([.$B3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25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0" calcext:value-type="float">
            <text:p>0</text:p>
          </table:table-cell>
          <table:table-cell table:style-name="ce1" table:formula="of:=IF([.$A32]=&quot;B&quot;;INT([.$B32]);0)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0" calcext:value-type="float">
            <text:p>0</text:p>
          </table:table-cell>
          <table:table-cell table:style-name="ce1" table:formula="of:=IF([.$A33]=&quot;B&quot;;INT([.$B33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50" calcext:value-type="float">
            <text:p>5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0" calcext:value-type="float">
            <text:p>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6]=&quot;N&quot;;INT([.$B36]);0)" office:value-type="float" office:value="50" calcext:value-type="float">
            <text:p>50</text:p>
          </table:table-cell>
          <table:table-cell table:style-name="ce1" table:formula="of:=IF([.$A36]=&quot;G&quot;;INT([.$B36]);0)" office:value-type="float" office:value="0" calcext:value-type="float">
            <text:p>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50" calcext:value-type="float">
            <text:p>50</text:p>
          </table:table-cell>
          <table:table-cell table:style-name="ce1" table:formula="of:=IF([.$A37]=&quot;G&quot;;INT([.$B37]);0)" office:value-type="float" office:value="0" calcext:value-type="float">
            <text:p>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50" calcext:value-type="float">
            <text:p>50</text:p>
          </table:table-cell>
          <table:table-cell table:style-name="ce1" table:formula="of:=IF([.$A38]=&quot;G&quot;;INT([.$B38]);0)" office:value-type="float" office:value="0" calcext:value-type="float">
            <text:p>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0" calcext:value-type="float">
            <text:p>0</text:p>
          </table:table-cell>
          <table:table-cell table:style-name="ce1" table:formula="of:=IF([.$A39]=&quot;G&quot;;INT([.$B39]);0)" office:value-type="float" office:value="50" calcext:value-type="float">
            <text:p>5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90" calcext:value-type="float">
            <text:p>690</text:p>
          </table:table-cell>
          <table:table-cell table:formula="of:=SUM([.E10:.E40])" office:value-type="float" office:value="330" calcext:value-type="float">
            <text:p>330</text:p>
          </table:table-cell>
          <table:table-cell table:formula="of:=SUM([.F10:.F40])" office:value-type="float" office:value="275" calcext:value-type="float">
            <text:p>27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6" calcext:value-type="float">
            <text:p>46.00</text:p>
          </table:table-cell>
          <table:table-cell table:style-name="ce2" table:formula="of:=[.E41]/[.E42]" office:value-type="float" office:value="36.6666666666667" calcext:value-type="float">
            <text:p>36.67</text:p>
          </table:table-cell>
          <table:table-cell table:style-name="ce2" table:formula="of:=[.F41]/[.F42]" office:value-type="float" office:value="45.8333333333333" calcext:value-type="float">
            <text:p>45.83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ust-9_untrust-9" table:style-name="ta50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rust Level :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Trust :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 Untrust :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 nodes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 Percent: 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Percent: 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mal Percent: 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0]=&quot;N&quot;;INT([.$B10]);0)" office:value-type="float" office:value="50" calcext:value-type="float">
            <text:p>50</text:p>
          </table:table-cell>
          <table:table-cell table:style-name="ce1" table:formula="of:=IF([.$A10]=&quot;G&quot;;INT([.$B10]);0)" office:value-type="float" office:value="0" calcext:value-type="float">
            <text:p>0</text:p>
          </table:table-cell>
          <table:table-cell table:style-name="ce1" table:formula="of:=IF([.$A10]=&quot;B&quot;;INT([.$B1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1]=&quot;N&quot;;INT([.$B11]);0)" office:value-type="float" office:value="0" calcext:value-type="float">
            <text:p>0</text:p>
          </table:table-cell>
          <table:table-cell table:style-name="ce1" table:formula="of:=IF([.$A11]=&quot;G&quot;;INT([.$B11]);0)" office:value-type="float" office:value="0" calcext:value-type="float">
            <text:p>0</text:p>
          </table:table-cell>
          <table:table-cell table:style-name="ce1" table:formula="of:=IF([.$A11]=&quot;B&quot;;INT([.$B11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2]=&quot;N&quot;;INT([.$B12]);0)" office:value-type="float" office:value="50" calcext:value-type="float">
            <text:p>50</text:p>
          </table:table-cell>
          <table:table-cell table:style-name="ce1" table:formula="of:=IF([.$A12]=&quot;G&quot;;INT([.$B12]);0)" office:value-type="float" office:value="0" calcext:value-type="float">
            <text:p>0</text:p>
          </table:table-cell>
          <table:table-cell table:style-name="ce1" table:formula="of:=IF([.$A12]=&quot;B&quot;;INT([.$B1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23</text:p>
          </table:table-cell>
          <table:table-cell/>
          <table:table-cell table:style-name="ce1" table:formula="of:=IF([.$A13]=&quot;N&quot;;INT([.$B13]);0)" office:value-type="float" office:value="23" calcext:value-type="float">
            <text:p>23</text:p>
          </table:table-cell>
          <table:table-cell table:style-name="ce1" table:formula="of:=IF([.$A13]=&quot;G&quot;;INT([.$B13]);0)" office:value-type="float" office:value="0" calcext:value-type="float">
            <text:p>0</text:p>
          </table:table-cell>
          <table:table-cell table:style-name="ce1" table:formula="of:=IF([.$A13]=&quot;B&quot;;INT([.$B1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4]=&quot;N&quot;;INT([.$B14]);0)" office:value-type="float" office:value="0" calcext:value-type="float">
            <text:p>0</text:p>
          </table:table-cell>
          <table:table-cell table:style-name="ce1" table:formula="of:=IF([.$A14]=&quot;G&quot;;INT([.$B14]);0)" office:value-type="float" office:value="30" calcext:value-type="float">
            <text:p>30</text:p>
          </table:table-cell>
          <table:table-cell table:style-name="ce1" table:formula="of:=IF([.$A14]=&quot;B&quot;;INT([.$B1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5]=&quot;N&quot;;INT([.$B15]);0)" office:value-type="float" office:value="50" calcext:value-type="float">
            <text:p>50</text:p>
          </table:table-cell>
          <table:table-cell table:style-name="ce1" table:formula="of:=IF([.$A15]=&quot;G&quot;;INT([.$B15]);0)" office:value-type="float" office:value="0" calcext:value-type="float">
            <text:p>0</text:p>
          </table:table-cell>
          <table:table-cell table:style-name="ce1" table:formula="of:=IF([.$A15]=&quot;B&quot;;INT([.$B1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16]=&quot;N&quot;;INT([.$B16]);0)" office:value-type="float" office:value="0" calcext:value-type="float">
            <text:p>0</text:p>
          </table:table-cell>
          <table:table-cell table:style-name="ce1" table:formula="of:=IF([.$A16]=&quot;G&quot;;INT([.$B16]);0)" office:value-type="float" office:value="0" calcext:value-type="float">
            <text:p>0</text:p>
          </table:table-cell>
          <table:table-cell table:style-name="ce1" table:formula="of:=IF([.$A16]=&quot;B&quot;;INT([.$B16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7]=&quot;N&quot;;INT([.$B17]);0)" office:value-type="float" office:value="0" calcext:value-type="float">
            <text:p>0</text:p>
          </table:table-cell>
          <table:table-cell table:style-name="ce1" table:formula="of:=IF([.$A17]=&quot;G&quot;;INT([.$B17]);0)" office:value-type="float" office:value="0" calcext:value-type="float">
            <text:p>0</text:p>
          </table:table-cell>
          <table:table-cell table:style-name="ce1" table:formula="of:=IF([.$A17]=&quot;B&quot;;INT([.$B17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8]=&quot;N&quot;;INT([.$B18]);0)" office:value-type="float" office:value="50" calcext:value-type="float">
            <text:p>50</text:p>
          </table:table-cell>
          <table:table-cell table:style-name="ce1" table:formula="of:=IF([.$A18]=&quot;G&quot;;INT([.$B18]);0)" office:value-type="float" office:value="0" calcext:value-type="float">
            <text:p>0</text:p>
          </table:table-cell>
          <table:table-cell table:style-name="ce1" table:formula="of:=IF([.$A18]=&quot;B&quot;;INT([.$B1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19]=&quot;N&quot;;INT([.$B19]);0)" office:value-type="float" office:value="50" calcext:value-type="float">
            <text:p>50</text:p>
          </table:table-cell>
          <table:table-cell table:style-name="ce1" table:formula="of:=IF([.$A19]=&quot;G&quot;;INT([.$B19]);0)" office:value-type="float" office:value="0" calcext:value-type="float">
            <text:p>0</text:p>
          </table:table-cell>
          <table:table-cell table:style-name="ce1" table:formula="of:=IF([.$A19]=&quot;B&quot;;INT([.$B1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0]=&quot;N&quot;;INT([.$B20]);0)" office:value-type="float" office:value="0" calcext:value-type="float">
            <text:p>0</text:p>
          </table:table-cell>
          <table:table-cell table:style-name="ce1" table:formula="of:=IF([.$A20]=&quot;G&quot;;INT([.$B20]);0)" office:value-type="float" office:value="50" calcext:value-type="float">
            <text:p>50</text:p>
          </table:table-cell>
          <table:table-cell table:style-name="ce1" table:formula="of:=IF([.$A20]=&quot;B&quot;;INT([.$B2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1]=&quot;N&quot;;INT([.$B21]);0)" office:value-type="float" office:value="30" calcext:value-type="float">
            <text:p>30</text:p>
          </table:table-cell>
          <table:table-cell table:style-name="ce1" table:formula="of:=IF([.$A21]=&quot;G&quot;;INT([.$B21]);0)" office:value-type="float" office:value="0" calcext:value-type="float">
            <text:p>0</text:p>
          </table:table-cell>
          <table:table-cell table:style-name="ce1" table:formula="of:=IF([.$A21]=&quot;B&quot;;INT([.$B21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2]=&quot;N&quot;;INT([.$B22]);0)" office:value-type="float" office:value="50" calcext:value-type="float">
            <text:p>50</text:p>
          </table:table-cell>
          <table:table-cell table:style-name="ce1" table:formula="of:=IF([.$A22]=&quot;G&quot;;INT([.$B22]);0)" office:value-type="float" office:value="0" calcext:value-type="float">
            <text:p>0</text:p>
          </table:table-cell>
          <table:table-cell table:style-name="ce1" table:formula="of:=IF([.$A22]=&quot;B&quot;;INT([.$B2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3]=&quot;N&quot;;INT([.$B23]);0)" office:value-type="float" office:value="30" calcext:value-type="float">
            <text:p>30</text:p>
          </table:table-cell>
          <table:table-cell table:style-name="ce1" table:formula="of:=IF([.$A23]=&quot;G&quot;;INT([.$B23]);0)" office:value-type="float" office:value="0" calcext:value-type="float">
            <text:p>0</text:p>
          </table:table-cell>
          <table:table-cell table:style-name="ce1" table:formula="of:=IF([.$A23]=&quot;B&quot;;INT([.$B2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4]=&quot;N&quot;;INT([.$B24]);0)" office:value-type="float" office:value="50" calcext:value-type="float">
            <text:p>50</text:p>
          </table:table-cell>
          <table:table-cell table:style-name="ce1" table:formula="of:=IF([.$A24]=&quot;G&quot;;INT([.$B24]);0)" office:value-type="float" office:value="0" calcext:value-type="float">
            <text:p>0</text:p>
          </table:table-cell>
          <table:table-cell table:style-name="ce1" table:formula="of:=IF([.$A24]=&quot;B&quot;;INT([.$B24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5]=&quot;N&quot;;INT([.$B25]);0)" office:value-type="float" office:value="50" calcext:value-type="float">
            <text:p>50</text:p>
          </table:table-cell>
          <table:table-cell table:style-name="ce1" table:formula="of:=IF([.$A25]=&quot;G&quot;;INT([.$B25]);0)" office:value-type="float" office:value="0" calcext:value-type="float">
            <text:p>0</text:p>
          </table:table-cell>
          <table:table-cell table:style-name="ce1" table:formula="of:=IF([.$A25]=&quot;B&quot;;INT([.$B2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6]=&quot;N&quot;;INT([.$B26]);0)" office:value-type="float" office:value="0" calcext:value-type="float">
            <text:p>0</text:p>
          </table:table-cell>
          <table:table-cell table:style-name="ce1" table:formula="of:=IF([.$A26]=&quot;G&quot;;INT([.$B26]);0)" office:value-type="float" office:value="50" calcext:value-type="float">
            <text:p>50</text:p>
          </table:table-cell>
          <table:table-cell table:style-name="ce1" table:formula="of:=IF([.$A26]=&quot;B&quot;;INT([.$B2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7]=&quot;N&quot;;INT([.$B27]);0)" office:value-type="float" office:value="0" calcext:value-type="float">
            <text:p>0</text:p>
          </table:table-cell>
          <table:table-cell table:style-name="ce1" table:formula="of:=IF([.$A27]=&quot;G&quot;;INT([.$B27]);0)" office:value-type="float" office:value="0" calcext:value-type="float">
            <text:p>0</text:p>
          </table:table-cell>
          <table:table-cell table:style-name="ce1" table:formula="of:=IF([.$A27]=&quot;B&quot;;INT([.$B27]);0)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28]=&quot;N&quot;;INT([.$B28]);0)" office:value-type="float" office:value="30" calcext:value-type="float">
            <text:p>30</text:p>
          </table:table-cell>
          <table:table-cell table:style-name="ce1" table:formula="of:=IF([.$A28]=&quot;G&quot;;INT([.$B28]);0)" office:value-type="float" office:value="0" calcext:value-type="float">
            <text:p>0</text:p>
          </table:table-cell>
          <table:table-cell table:style-name="ce1" table:formula="of:=IF([.$A28]=&quot;B&quot;;INT([.$B2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29]=&quot;N&quot;;INT([.$B29]);0)" office:value-type="float" office:value="50" calcext:value-type="float">
            <text:p>50</text:p>
          </table:table-cell>
          <table:table-cell table:style-name="ce1" table:formula="of:=IF([.$A29]=&quot;G&quot;;INT([.$B29]);0)" office:value-type="float" office:value="0" calcext:value-type="float">
            <text:p>0</text:p>
          </table:table-cell>
          <table:table-cell table:style-name="ce1" table:formula="of:=IF([.$A29]=&quot;B&quot;;INT([.$B2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0]=&quot;N&quot;;INT([.$B30]);0)" office:value-type="float" office:value="0" calcext:value-type="float">
            <text:p>0</text:p>
          </table:table-cell>
          <table:table-cell table:style-name="ce1" table:formula="of:=IF([.$A30]=&quot;G&quot;;INT([.$B30]);0)" office:value-type="float" office:value="50" calcext:value-type="float">
            <text:p>50</text:p>
          </table:table-cell>
          <table:table-cell table:style-name="ce1" table:formula="of:=IF([.$A30]=&quot;B&quot;;INT([.$B30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1]=&quot;N&quot;;INT([.$B31]);0)" office:value-type="float" office:value="0" calcext:value-type="float">
            <text:p>0</text:p>
          </table:table-cell>
          <table:table-cell table:style-name="ce1" table:formula="of:=IF([.$A31]=&quot;G&quot;;INT([.$B31]);0)" office:value-type="float" office:value="0" calcext:value-type="float">
            <text:p>0</text:p>
          </table:table-cell>
          <table:table-cell table:style-name="ce1" table:formula="of:=IF([.$A31]=&quot;B&quot;;INT([.$B31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2]=&quot;N&quot;;INT([.$B32]);0)" office:value-type="float" office:value="0" calcext:value-type="float">
            <text:p>0</text:p>
          </table:table-cell>
          <table:table-cell table:style-name="ce1" table:formula="of:=IF([.$A32]=&quot;G&quot;;INT([.$B32]);0)" office:value-type="float" office:value="50" calcext:value-type="float">
            <text:p>50</text:p>
          </table:table-cell>
          <table:table-cell table:style-name="ce1" table:formula="of:=IF([.$A32]=&quot;B&quot;;INT([.$B32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3]=&quot;N&quot;;INT([.$B33]);0)" office:value-type="float" office:value="0" calcext:value-type="float">
            <text:p>0</text:p>
          </table:table-cell>
          <table:table-cell table:style-name="ce1" table:formula="of:=IF([.$A33]=&quot;G&quot;;INT([.$B33]);0)" office:value-type="float" office:value="30" calcext:value-type="float">
            <text:p>30</text:p>
          </table:table-cell>
          <table:table-cell table:style-name="ce1" table:formula="of:=IF([.$A33]=&quot;B&quot;;INT([.$B33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4]=&quot;N&quot;;INT([.$B34]);0)" office:value-type="float" office:value="0" calcext:value-type="float">
            <text:p>0</text:p>
          </table:table-cell>
          <table:table-cell table:style-name="ce1" table:formula="of:=IF([.$A34]=&quot;G&quot;;INT([.$B34]);0)" office:value-type="float" office:value="0" calcext:value-type="float">
            <text:p>0</text:p>
          </table:table-cell>
          <table:table-cell table:style-name="ce1" table:formula="of:=IF([.$A34]=&quot;B&quot;;INT([.$B34]);0)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5]=&quot;N&quot;;INT([.$B35]);0)" office:value-type="float" office:value="50" calcext:value-type="float">
            <text:p>50</text:p>
          </table:table-cell>
          <table:table-cell table:style-name="ce1" table:formula="of:=IF([.$A35]=&quot;G&quot;;INT([.$B35]);0)" office:value-type="float" office:value="0" calcext:value-type="float">
            <text:p>0</text:p>
          </table:table-cell>
          <table:table-cell table:style-name="ce1" table:formula="of:=IF([.$A35]=&quot;B&quot;;INT([.$B35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30</text:p>
          </table:table-cell>
          <table:table-cell/>
          <table:table-cell table:style-name="ce1" table:formula="of:=IF([.$A36]=&quot;N&quot;;INT([.$B36]);0)" office:value-type="float" office:value="0" calcext:value-type="float">
            <text:p>0</text:p>
          </table:table-cell>
          <table:table-cell table:style-name="ce1" table:formula="of:=IF([.$A36]=&quot;G&quot;;INT([.$B36]);0)" office:value-type="float" office:value="30" calcext:value-type="float">
            <text:p>30</text:p>
          </table:table-cell>
          <table:table-cell table:style-name="ce1" table:formula="of:=IF([.$A36]=&quot;B&quot;;INT([.$B36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7]=&quot;N&quot;;INT([.$B37]);0)" office:value-type="float" office:value="0" calcext:value-type="float">
            <text:p>0</text:p>
          </table:table-cell>
          <table:table-cell table:style-name="ce1" table:formula="of:=IF([.$A37]=&quot;G&quot;;INT([.$B37]);0)" office:value-type="float" office:value="50" calcext:value-type="float">
            <text:p>50</text:p>
          </table:table-cell>
          <table:table-cell table:style-name="ce1" table:formula="of:=IF([.$A37]=&quot;B&quot;;INT([.$B37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8]=&quot;N&quot;;INT([.$B38]);0)" office:value-type="float" office:value="0" calcext:value-type="float">
            <text:p>0</text:p>
          </table:table-cell>
          <table:table-cell table:style-name="ce1" table:formula="of:=IF([.$A38]=&quot;G&quot;;INT([.$B38]);0)" office:value-type="float" office:value="50" calcext:value-type="float">
            <text:p>50</text:p>
          </table:table-cell>
          <table:table-cell table:style-name="ce1" table:formula="of:=IF([.$A38]=&quot;B&quot;;INT([.$B38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50</text:p>
          </table:table-cell>
          <table:table-cell/>
          <table:table-cell table:style-name="ce1" table:formula="of:=IF([.$A39]=&quot;N&quot;;INT([.$B39]);0)" office:value-type="float" office:value="50" calcext:value-type="float">
            <text:p>50</text:p>
          </table:table-cell>
          <table:table-cell table:style-name="ce1" table:formula="of:=IF([.$A39]=&quot;G&quot;;INT([.$B39]);0)" office:value-type="float" office:value="0" calcext:value-type="float">
            <text:p>0</text:p>
          </table:table-cell>
          <table:table-cell table:style-name="ce1" table:formula="of:=IF([.$A39]=&quot;B&quot;;INT([.$B39])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0:.D40])" office:value-type="float" office:value="663" calcext:value-type="float">
            <text:p>663</text:p>
          </table:table-cell>
          <table:table-cell table:formula="of:=SUM([.E10:.E40])" office:value-type="float" office:value="390" calcext:value-type="float">
            <text:p>390</text:p>
          </table:table-cell>
          <table:table-cell table:formula="of:=SUM([.F10:.F40])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COUNTIF([.D10:.D39];&quot;&gt;0&quot; )" office:value-type="float" office:value="15" calcext:value-type="float">
            <text:p>15</text:p>
          </table:table-cell>
          <table:table-cell table:formula="of:=COUNTIF([.E10:.E39];&quot;&gt;0&quot; )" office:value-type="float" office:value="9" calcext:value-type="float">
            <text:p>9</text:p>
          </table:table-cell>
          <table:table-cell table:formula="of:=COUNTIF([.F10:.F39];&quot;&gt;0&quot; 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style-name="ce2" table:formula="of:=[.D41]/[.D42]" office:value-type="float" office:value="44.2" calcext:value-type="float">
            <text:p>44.20</text:p>
          </table:table-cell>
          <table:table-cell table:style-name="ce2" table:formula="of:=[.E41]/[.E42]" office:value-type="float" office:value="43.3333333333333" calcext:value-type="float">
            <text:p>43.33</text:p>
          </table:table-cell>
          <table:table-cell table:style-name="ce2" table:formula="of:=[.F41]/[.F42]" office:value-type="float" office:value="40" calcext:value-type="float">
            <text:p>40.00</text:p>
          </table:table-cell>
          <table:table-cell table:number-columns-repeated="58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 number:grouping="true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21:13:15.039514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7" style:display-name="PageStyle_trust-3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4" style:display-name="PageStyle_trust-3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5" style:display-name="PageStyle_trust-3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10_5f_untrust-4" style:display-name="PageStyle_trust-10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10_5f_untrust-8" style:display-name="PageStyle_trust-10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8" style:display-name="PageStyle_trust-3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9" style:display-name="PageStyle_trust-3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10" style:display-name="PageStyle_trust-4_untrust-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10" style:display-name="PageStyle_trust-3_untrust-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6" style:display-name="PageStyle_trust-3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3_5f_untrust-3" style:display-name="PageStyle_trust-3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7" style:display-name="PageStyle_trust-4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5" style:display-name="PageStyle_trust-4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6" style:display-name="PageStyle_trust-4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3" style:display-name="PageStyle_trust-4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3" style:display-name="PageStyle_trust-5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4" style:display-name="PageStyle_trust-5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5" style:display-name="PageStyle_trust-5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4" style:display-name="PageStyle_trust-4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8" style:display-name="PageStyle_trust-4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6" style:display-name="PageStyle_trust-5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7" style:display-name="PageStyle_trust-5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9" style:display-name="PageStyle_trust-5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5" style:display-name="PageStyle_trust-6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6" style:display-name="PageStyle_trust-6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4" style:display-name="PageStyle_trust-6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7" style:display-name="PageStyle_trust-6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8" style:display-name="PageStyle_trust-6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5_5f_untrust-8" style:display-name="PageStyle_trust-5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4" style:display-name="PageStyle_trust-7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5" style:display-name="PageStyle_trust-7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9" style:display-name="PageStyle_trust-6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3" style:display-name="PageStyle_trust-7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7" style:display-name="PageStyle_trust-7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8" style:display-name="PageStyle_trust-7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9" style:display-name="PageStyle_trust-7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3" style:display-name="PageStyle_trust-8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4" style:display-name="PageStyle_trust-8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5" style:display-name="PageStyle_trust-8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7_5f_untrust-6" style:display-name="PageStyle_trust-7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4_5f_untrust-9" style:display-name="PageStyle_trust-4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6_5f_untrust-3" style:display-name="PageStyle_trust-6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3" style:display-name="PageStyle_trust-9_untrus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8" style:display-name="PageStyle_trust-8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5" style:display-name="PageStyle_trust-9_untrust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7" style:display-name="PageStyle_trust-8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7" style:display-name="PageStyle_trust-9_untrust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4" style:display-name="PageStyle_trust-9_untrust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9" style:display-name="PageStyle_trust-8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8" style:display-name="PageStyle_trust-9_untrust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9" style:display-name="PageStyle_trust-9_untrust-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8_5f_untrust-6" style:display-name="PageStyle_trust-8_untrust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ust-9_5f_untrust-6" style:display-name="PageStyle_trust-9_untrust-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26:45</meta:creation-date>
    <dc:date>2022-10-15T21:50:24.279928950</dc:date>
    <meta:generator>LibreOffice/6.4.7.2$Linux_X86_64 LibreOffice_project/40$Build-2</meta:generator>
    <meta:editing-duration>PT55M18S</meta:editing-duration>
    <meta:editing-cycles>50</meta:editing-cycles>
    <meta:document-statistic meta:table-count="50" meta:cell-count="82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